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99" draw:textarea-horizontal-align="justify" draw:textarea-vertical-align="middle" draw:auto-grow-height="false" fo:min-height="1.17cm" fo:min-width="9.06cm"/>
    </style:style>
    <style:style style:name="gr2" style:family="graphic" style:parent-style-name="objectwithoutfill">
      <style:graphic-properties svg:stroke-width="0.106cm" svg:stroke-color="#666666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2.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9cm" fo:min-width="2.548cm"/>
    </style:style>
    <style:style style:name="gr5" style:family="graphic" style:parent-style-name="standard">
      <style:graphic-properties draw:stroke="solid" svg:stroke-width="0.081cm" svg:stroke-color="#666666" draw:marker-start="Symmetric_20_Arrow" draw:marker-start-width="0.422cm" draw:marker-end="Symmetric_20_Arrow" draw:marker-end-width="0.422cm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9cm" fo:min-width="2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2.5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2.548cm"/>
    </style:style>
    <style:style style:name="gr11" style:family="graphic" style:parent-style-name="standard">
      <style:graphic-properties draw:fill="solid" draw:fill-color="#9966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9966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3399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6699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cc99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9900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2.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2.05cm"/>
    </style:style>
    <style:style style:name="gr20" style:family="graphic" style:parent-style-name="standard">
      <style:graphic-properties draw:stroke="solid" svg:stroke-width="0.081cm" svg:stroke-color="#666666" draw:marker-start="" draw:marker-start-width="0.422cm" draw:marker-end="Symmetric_20_Arrow" draw:marker-end-width="0.422cm" draw:textarea-vertical-align="middle" fo:padding-top="0.166cm" fo:padding-bottom="0.166cm" fo:padding-left="0.291cm" fo:padding-right="0.291cm"/>
    </style:style>
    <style:style style:name="gr21" style:family="graphic" style:parent-style-name="standard">
      <style:graphic-properties svg:stroke-width="0.159cm" svg:stroke-color="#666666" draw:marker-start-width="0.439cm" draw:marker-end-width="0.439cm" draw:fill-color="#ffffff" draw:opacity="2%" draw:textarea-horizontal-align="justify" draw:textarea-vertical-align="middle" draw:auto-grow-height="false" fo:min-height="8.271cm" fo:min-width="13.388cm" fo:padding-top="0.205cm" fo:padding-bottom="0.205cm" fo:padding-left="0.33cm" fo:padding-right="0.33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cccc99"/>
      <style:paragraph-properties fo:text-align="center"/>
      <style:text-properties fo:color="#ffffff" fo:text-shadow="1pt 1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 draw:fill-color="#996600"/>
      <style:paragraph-properties fo:text-align="center"/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P8" style:family="paragraph">
      <loext:graphic-properties draw:fill="solid" draw:fill-color="#996633"/>
      <style:paragraph-properties fo:text-align="center"/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P9" style:family="paragraph">
      <loext:graphic-properties draw:fill="solid" draw:fill-color="#3399ff"/>
      <style:paragraph-properties fo:text-align="center"/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P10" style:family="paragraph">
      <loext:graphic-properties draw:fill="solid" draw:fill-color="#0066cc"/>
      <style:paragraph-properties fo:text-align="center"/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P11" style:family="paragraph">
      <loext:graphic-properties draw:fill="solid" draw:fill-color="#669900"/>
      <style:paragraph-properties fo:text-align="center"/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P12" style:family="paragraph">
      <loext:graphic-properties draw:fill="solid" draw:fill-color="#cc9900"/>
      <style:paragraph-properties fo:text-align="center"/>
      <style:text-properties fo:color="#ffffff" fo:font-size="10pt" fo:text-shadow="1pt 1pt" fo:font-weight="bold" style:font-size-asian="10pt" style:font-weight-asian="bold" style:font-size-complex="10pt" style:font-weight-complex="bold"/>
    </style:style>
    <style:style style:name="P13" style:family="paragraph">
      <loext:graphic-properties draw:fill="solid" draw:fill-color="#cc9900"/>
      <style:paragraph-properties fo:text-align="center"/>
      <style:text-properties fo:color="#ffffff" fo:font-size="9.5pt" fo:text-shadow="1pt 1pt" fo:font-weight="bold" style:font-size-asian="9.5pt" style:font-weight-asian="bold" style:font-size-complex="9.5pt" style:font-weight-complex="bold"/>
    </style:style>
    <style:style style:name="P14" style:family="paragraph">
      <loext:graphic-properties draw:fill="solid" draw:fill-color="#996600"/>
      <style:paragraph-properties fo:text-align="center"/>
      <style:text-properties fo:color="#ffffff" fo:font-size="10pt" fo:text-shadow="1pt 1pt" fo:font-weight="bold" style:font-size-asian="10pt" style:font-weight-asian="bold" style:font-size-complex="10pt" style:font-weight-complex="bold"/>
    </style:style>
    <style:style style:name="P15" style:family="paragraph">
      <loext:graphic-properties draw:fill="solid" draw:fill-color="#9900ff"/>
      <style:paragraph-properties fo:text-align="center"/>
      <style:text-properties fo:color="#ffffff" fo:font-size="10pt" fo:text-shadow="1pt 1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-color="#ffffff" draw:opacity="2%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T5" style:family="text">
      <style:text-properties fo:color="#ffffff" fo:font-size="10pt" fo:text-shadow="1pt 1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9.5pt" fo:text-shadow="1pt 1pt" fo:font-weight="bold" style:font-size-asian="9.5pt" style:font-weight-asian="bold" style:font-size-complex="9.5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973cm" svg:height="2.133cm" svg:x="5.008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928cm" svg:y1="8.641cm" svg:x2="7.928cm" svg:y2="9.657cm">
          <text:p/>
        </draw:line>
        <draw:frame draw:style-name="gr3" draw:text-style-name="P3" draw:layer="layout" svg:width="2.094cm" svg:height="0.911cm" svg:x="6.494cm" svg:y="8.642cm">
          <draw:text-box>
            <text:p><text:span text:style-name="T1">API/CLI Calls</text:span></text:p>
          </draw:text-box>
        </draw:frame>
        <draw:frame draw:style-name="gr4" draw:text-style-name="P3" draw:layer="layout" svg:width="1.958cm" svg:height="1.469cm" svg:x="15.93cm" svg:y="6.709cm">
          <draw:text-box>
            <text:p><text:span text:style-name="T1">Store </text:span></text:p>
            <text:p><text:span text:style-name="T1">App Data </text:span></text:p>
          </draw:text-box>
        </draw:frame>
        <draw:line draw:style-name="gr5" draw:text-style-name="P4" draw:layer="layout" svg:x1="7.82cm" svg:y1="11.904cm" svg:x2="7.82cm" svg:y2="12.92cm">
          <text:p/>
        </draw:line>
        <draw:frame draw:style-name="gr3" draw:text-style-name="P3" draw:layer="layout" svg:width="2.227cm" svg:height="0.911cm" svg:x="6.193cm" svg:y="11.936cm">
          <draw:text-box>
            <text:p><text:span text:style-name="T1">Resilient </text:span></text:p>
            <text:p><text:span text:style-name="T1"><text:s/></text:span><text:span text:style-name="T1">Comm.</text:span></text:p>
          </draw:text-box>
        </draw:frame>
        <draw:frame draw:style-name="gr6" draw:text-style-name="P3" draw:layer="layout" svg:width="2.34cm" svg:height="1.469cm" svg:x="13.28cm" svg:y="11.985cm">
          <draw:text-box>
            <text:p><text:span text:style-name="T1">Metadata</text:span></text:p>
            <text:p><text:span text:style-name="T1">updates</text:span></text:p>
          </draw:text-box>
        </draw:frame>
        <draw:frame draw:style-name="gr7" draw:text-style-name="P5" draw:layer="layout" svg:width="14.986cm" svg:height="1.039cm" svg:x="4.318cm" svg:y="5.661cm">
          <draw:text-box>
            <text:p><text:span text:style-name="T2"><text:s text:c="40"/></text:span><text:span text:style-name="T2">HPC/Mobile</text:span></text:p>
          </draw:text-box>
        </draw:frame>
        <draw:custom-shape draw:style-name="gr8" draw:text-style-name="P4" draw:layer="layout" svg:width="0.969cm" svg:height="8.137cm" svg:x="17.563cm" svg:y="6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6.354cm" svg:height="1.547cm" draw:transform="rotate (1.57742857795248) translate (17.593cm 13.333cm)">
          <draw:text-box>
            <text:p><text:span text:style-name="T3"><text:s text:c="2"/></text:span><text:span text:style-name="T3">Local Storage</text:span></text:p>
          </draw:text-box>
        </draw:frame>
        <draw:frame draw:style-name="gr10" draw:text-style-name="P3" draw:layer="layout" svg:width="2.057cm" svg:height="0.911cm" svg:x="16.031cm" svg:y="11.523cm">
          <draw:text-box>
            <text:p><text:span text:style-name="T1">Store </text:span></text:p>
            <text:p><text:span text:style-name="T1">Frag.</text:span></text:p>
          </draw:text-box>
        </draw:frame>
        <draw:frame draw:style-name="gr10" draw:text-style-name="P3" draw:layer="layout" svg:width="2.053cm" svg:height="0.911cm" draw:transform="rotate (-0.00802851455917366) translate (16.037cm 14.013cm)">
          <draw:text-box>
            <text:p><text:span text:style-name="T1">Store </text:span></text:p>
            <text:p><text:span text:style-name="T1">Meta.</text:span></text:p>
          </draw:text-box>
        </draw:frame>
        <draw:line draw:style-name="gr5" draw:text-style-name="P4" draw:layer="layout" svg:x1="13.22cm" svg:y1="11.904cm" svg:x2="13.22cm" svg:y2="12.92cm">
          <text:p/>
        </draw:line>
        <draw:custom-shape draw:style-name="gr11" draw:text-style-name="P7" draw:layer="layout" svg:width="2.492cm" svg:height="1.524cm" svg:x="5.228cm" svg:y="10.164cm">
          <text:p text:style-name="P4"><text:span text:style-name="T4"><text:s/></text:span><text:span text:style-name="T4">Command </text:span></text:p>
          <text:p text:style-name="P4"><text:span text:style-name="T4">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492cm" svg:height="1.524cm" svg:x="7.929cm" svg:y="10.164cm">
          <text:p text:style-name="P4"><text:span text:style-name="T4"><text:s/></text:span><text:span text:style-name="T4">File </text:span></text:p>
          <text:p text:style-name="P4"><text:span text:style-name="T4">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492cm" svg:height="1.524cm" svg:x="10.63cm" svg:y="10.164cm">
          <text:p text:style-name="P4"><text:span text:style-name="T4">Erasure</text:span></text:p>
          <text:p text:style-name="P4"><text:span text:style-name="T4">Co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492cm" svg:height="1.524cm" svg:x="13.331cm" svg:y="10.161cm">
          <text:p text:style-name="P4"><text:span text:style-name="T4">Cip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7.406cm" svg:y1="7.724cm" svg:x2="16.136cm" svg:y2="7.724cm">
          <text:p/>
        </draw:line>
        <draw:line draw:style-name="gr5" draw:text-style-name="P4" draw:layer="layout" svg:x1="17.406cm" svg:y1="11.424cm" svg:x2="16.136cm" svg:y2="11.424cm">
          <text:p/>
        </draw:line>
        <draw:line draw:style-name="gr5" draw:text-style-name="P4" draw:layer="layout" svg:x1="17.506cm" svg:y1="13.924cm" svg:x2="16.236cm" svg:y2="13.924cm">
          <text:p/>
        </draw:line>
        <draw:custom-shape draw:style-name="gr1" draw:text-style-name="P1" draw:layer="layout" svg:width="5.406cm" svg:height="1.709cm" svg:x="5.008cm" svg:y="6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492cm" svg:height="1.524cm" svg:x="5.129cm" svg:y="6.864cm">
          <text:p text:style-name="P4"><text:span text:style-name="T4">R-Drive</text:span></text:p>
          <text:p text:style-name="P4"><text:span text:style-name="T4">C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2.492cm" svg:height="1.524cm" svg:x="7.83cm" svg:y="6.864cm">
          <text:p text:style-name="P4"><text:span text:style-name="T4">R-MSt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06cm" svg:height="1.709cm" svg:x="10.608cm" svg:y="6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2.492cm" svg:height="1.524cm" svg:x="10.73cm" svg:y="6.864cm">
          <text:p text:style-name="P4"><text:span text:style-name="T4">Drop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2.492cm" svg:height="1.524cm" svg:x="13.431cm" svg:y="6.864cm">
          <text:p text:style-name="P4"><text:span text:style-name="T4">Survey</text:span></text:p>
          <text:p text:style-name="P4"><text:span text:style-name="T4">1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86cm" svg:height="2.031cm" svg:x="10.608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1.715cm" svg:height="1.521cm" svg:x="10.731cm" svg:y="13.364cm">
          <text:p text:style-name="P4"><text:span text:style-name="T5">Service</text:span></text:p>
          <text:p text:style-name="P4"><text:span text:style-name="T5">Disco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715cm" svg:height="1.521cm" svg:x="12.531cm" svg:y="13.364cm">
          <text:p text:style-name="P4"><text:span text:style-name="T6">Topology/</text:span></text:p>
          <text:p text:style-name="P4"><text:span text:style-name="T6">Edge </text:span></text:p>
          <text:p text:style-name="P4"><text:span text:style-name="T6">Heal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715cm" svg:height="1.521cm" svg:x="14.331cm" svg:y="13.364cm">
          <text:p text:style-name="P4"><text:span text:style-name="T5">R-Drive</text:span></text:p>
          <text:p text:style-name="P4"><text:span text:style-name="T5">Dir. Ser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12cm" svg:height="2.031cm" svg:x="5.008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715cm" svg:height="1.521cm" svg:x="5.131cm" svg:y="13.364cm">
          <text:p text:style-name="P4"><text:span text:style-name="T5">Regret</text:span></text:p>
          <text:p text:style-name="P4"><text:span text:style-name="T5">Min. Al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715cm" svg:height="1.521cm" svg:x="6.931cm" svg:y="13.364cm">
          <text:p text:style-name="P4"><text:span text:style-name="T5">Rep.</text:span></text:p>
          <text:p text:style-name="P4"><text:span text:style-name="T5">Factor</text:span></text:p>
          <text:p text:style-name="P4"><text:span text:style-name="T5">Dec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715cm" svg:height="1.521cm" svg:x="8.731cm" svg:y="13.364cm">
          <text:p text:style-name="P4"><text:span text:style-name="T5">Packet</text:span></text:p>
          <text:p text:style-name="P4"><text:span text:style-name="T5">Forw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6" draw:layer="layout" svg:width="2.094cm" svg:height="0.657cm" svg:x="9.694cm" svg:y="9.643cm">
          <draw:text-box>
            <text:p><text:span text:style-name="T7">R-Drive</text:span></text:p>
          </draw:text-box>
        </draw:frame>
        <draw:frame draw:style-name="gr18" draw:text-style-name="P16" draw:layer="layout" svg:width="2.094cm" svg:height="0.657cm" svg:x="6.994cm" svg:y="12.844cm">
          <draw:text-box>
            <text:p><text:span text:style-name="T7">RSock</text:span></text:p>
          </draw:text-box>
        </draw:frame>
        <draw:frame draw:style-name="gr19" draw:text-style-name="P16" draw:layer="layout" svg:width="2.646cm" svg:height="1.063cm" svg:x="12.194cm" svg:y="12.845cm">
          <draw:text-box>
            <text:p><text:span text:style-name="T7">EdgeKeeper</text:span></text:p>
          </draw:text-box>
        </draw:frame>
        <draw:line draw:style-name="gr20" draw:text-style-name="P4" draw:layer="layout" svg:x1="17.406cm" svg:y1="9.924cm" svg:x2="16.136cm" svg:y2="9.924cm">
          <text:p/>
        </draw:line>
        <draw:frame draw:style-name="gr10" draw:text-style-name="P3" draw:layer="layout" svg:width="1.804cm" svg:height="0.911cm" svg:x="16.03cm" svg:y="10.01cm">
          <draw:text-box>
            <text:p><text:span text:style-name="T1">Pull </text:span></text:p>
            <text:p><text:span text:style-name="T1">App Data</text:span></text:p>
          </draw:text-box>
        </draw:frame>
        <draw:custom-shape draw:style-name="gr21" draw:text-style-name="P17" draw:layer="layout" svg:width="14.048cm" svg:height="8.681cm" svg:x="4.748cm" svg:y="6.56cm">
          <text:p/>
          <draw:enhanced-geometry svg:viewBox="0 0 21600 21600" draw:mirror-vertical="true" draw:mirror-horizont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10:41:22.237428581</meta:creation-date>
    <dc:date>2021-10-27T18:02:07.110940040</dc:date>
    <meta:editing-duration>PT3H29M55S</meta:editing-duration>
    <meta:editing-cycles>68</meta:editing-cycles>
    <meta:generator>LibreOffice/5.1.6.2$Linux_X86_64 LibreOffice_project/10m0$Build-2</meta:generator>
    <meta:document-statistic meta:object-count="63"/>
  </office:meta>
</office:document-meta>
</file>